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b41" officeooo:paragraph-rsid="00113b41"/>
    </style:style>
    <style:style style:name="P2" style:family="paragraph" style:parent-style-name="Standard">
      <style:text-properties officeooo:rsid="001520e5" officeooo:paragraph-rsid="001520e5"/>
    </style:style>
    <style:style style:name="P3" style:family="paragraph" style:parent-style-name="Standard">
      <style:text-properties officeooo:paragraph-rsid="00113b41"/>
    </style:style>
    <style:style style:name="P4" style:family="paragraph" style:parent-style-name="Standard">
      <style:text-properties officeooo:paragraph-rsid="001520e5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20e5" officeooo:paragraph-rsid="001520e5" style:font-size-asian="14pt" style:font-size-complex="14pt"/>
    </style:style>
    <style:style style:name="P6" style:family="paragraph" style:parent-style-name="Standard">
      <style:text-properties officeooo:rsid="001520e5" officeooo:paragraph-rsid="001520e5"/>
    </style:style>
    <style:style style:name="P7" style:family="paragraph" style:parent-style-name="Standard">
      <style:text-properties officeooo:paragraph-rsid="00160054"/>
    </style:style>
    <style:style style:name="T1" style:family="text">
      <style:text-properties officeooo:rsid="0012eb17"/>
    </style:style>
    <style:style style:name="T2" style:family="text">
      <style:text-properties officeooo:rsid="001520e5"/>
    </style:style>
    <style:style style:name="T3" style:family="text">
      <style:text-properties officeooo:rsid="00113b41"/>
    </style:style>
    <style:style style:name="T4" style:family="text">
      <style:text-properties officeooo:rsid="00160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interface: Podcast musical</text:p>
      <text:p text:style-name="P5"/>
      <text:p text:style-name="P3"><text:span text:style-name="T3">Escopo do projeto: <text:s/></text:span><text:span text:style-name="T1">Desenvolver uma interface simples, porem moderna, </text:span><text:span text:style-name="T2">para apresentação e divulgação de um podcast de tema musical;</text:span></text:p>
      <text:p text:style-name="P2">Tecnologias: </text:p>
      <text:p text:style-name="P2">HTML5;</text:p>
      <text:p text:style-name="P2">CSS3;</text:p>
      <text:p text:style-name="P4"/>
      <text:p text:style-name="P2">Ferramentas:</text:p>
      <text:p text:style-name="P2">Figma – ferramenta de desenvolvimento de protótipos e interfaces - open source;</text:p>
      <text:p text:style-name="P7"><text:span text:style-name="T4">gimp – ferramenta para edição de imagens, resize de imagem e manipulações;</text:span></text:p>
      <text:p text:style-name="P2">Visual Studio Code – Editor de código desenvolvido pela Microsoft - open source;</text:p>
      <text:p text:style-name="P1"/>
      <text:p text:style-name="P2">Imagens, videos e audios:</text:p>
      <text:p text:style-name="P2">Todo o conteúdo é uso pessoal, com licença livre, vindo apenas de bancos de imagens e com objeto único ilustra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7:51:25.059962919</meta:creation-date>
    <dc:date>2022-06-25T14:41:20.895158316</dc:date>
    <meta:editing-duration>PT17H12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85" meta:character-count="574" meta:non-whitespace-character-count="495"/>
  </office:meta>
</office:document-meta>
</file>